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20pt" fo:language="en" fo:country="US" fo:font-weight="bold" style:font-size-asian="20pt" style:font-weight-asian="bold" style:font-name-complex="Times New Roman1" style:font-size-complex="20pt" style:font-weight-complex="bold"/>
    </style:style>
    <style:style style:name="P2" style:family="paragraph" style:parent-style-name="Standard">
      <style:text-properties style:font-name="Times New Roman" fo:font-size="20pt" fo:language="en" fo:country="US" fo:font-weight="bold" officeooo:rsid="00114a04" officeooo:paragraph-rsid="00114a04" style:font-size-asian="20pt" style:font-weight-asian="bold" style:font-name-complex="Times New Roman1" style:font-size-complex="20pt" style:font-weight-complex="bold"/>
    </style:style>
    <style:style style:name="P3" style:family="paragraph" style:parent-style-name="Standard">
      <style:text-properties style:font-name="Times New Roman" fo:font-size="20pt" fo:language="en" fo:country="US" fo:font-weight="bold" officeooo:rsid="00114a04" officeooo:paragraph-rsid="0011bdd7" style:font-size-asian="20pt" style:font-weight-asian="bold" style:font-name-complex="Times New Roman1" style:font-size-complex="20pt" style:font-weight-complex="bold"/>
    </style:style>
    <style:style style:name="P4" style:family="paragraph" style:parent-style-name="Standard">
      <style:text-properties style:font-name="Times New Roman" fo:font-size="20pt" fo:language="en" fo:country="US" fo:font-weight="bold" officeooo:rsid="001249b2" officeooo:paragraph-rsid="001249b2" style:font-size-asian="20pt" style:font-weight-asian="bold" style:font-name-complex="Times New Roman1" style:font-size-complex="20pt" style:font-weight-complex="bold"/>
    </style:style>
    <style:style style:name="P5" style:family="paragraph" style:parent-style-name="Standard">
      <style:text-properties style:font-name="Times New Roman" fo:font-size="20pt" fo:language="en" fo:country="US" fo:font-weight="bold" officeooo:rsid="00096413" officeooo:paragraph-rsid="00096413" style:font-size-asian="20pt" style:font-weight-asian="bold" style:font-name-complex="Times New Roman1" style:font-size-complex="20pt" style:font-weight-complex="bold"/>
    </style:style>
    <style:style style:name="P6" style:family="paragraph" style:parent-style-name="Standard">
      <style:text-properties style:font-name="Times New Roman" fo:font-size="20pt" fo:language="en" fo:country="US" fo:font-weight="bold" officeooo:rsid="000d94f3" officeooo:paragraph-rsid="000d94f3" style:font-size-asian="20pt" style:font-weight-asian="bold" style:font-name-complex="Times New Roman1" style:font-size-complex="20pt" style:font-weight-complex="bold"/>
    </style:style>
    <style:style style:name="P7" style:family="paragraph" style:parent-style-name="Standard">
      <style:text-properties style:font-name="Times New Roman" fo:font-size="20pt" fo:language="en" fo:country="US" fo:font-weight="bold" officeooo:rsid="0012ad2c" officeooo:paragraph-rsid="0012ad2c" style:font-size-asian="20pt" style:font-weight-asian="bold" style:font-name-complex="Times New Roman1" style:font-size-complex="20pt" style:font-weight-complex="bold"/>
    </style:style>
    <style:style style:name="P8" style:family="paragraph" style:parent-style-name="Standard">
      <style:text-properties style:font-name="Times New Roman" fo:font-size="20pt" fo:language="en" fo:country="US" fo:font-weight="bold" officeooo:rsid="0013c737" officeooo:paragraph-rsid="0013c737" style:font-size-asian="20pt" style:font-weight-asian="bold" style:font-name-complex="Times New Roman1" style:font-size-complex="20pt" style:font-weight-complex="bold"/>
    </style:style>
    <style:style style:name="P9" style:family="paragraph" style:parent-style-name="Standard">
      <style:text-properties style:font-name="Times New Roman" fo:font-size="20pt" fo:language="en" fo:country="US" fo:font-weight="bold" officeooo:rsid="001464b4" officeooo:paragraph-rsid="001464b4" style:font-size-asian="20pt" style:font-weight-asian="bold" style:font-name-complex="Times New Roman1" style:font-size-complex="20pt" style:font-weight-complex="bold"/>
    </style:style>
    <style:style style:name="P10" style:family="paragraph" style:parent-style-name="Standard">
      <style:text-properties style:font-name="Times New Roman" fo:font-size="20pt" fo:language="en" fo:country="US" fo:font-weight="bold" officeooo:rsid="0016e38d" officeooo:paragraph-rsid="0016e38d" style:font-size-asian="20pt" style:font-weight-asian="bold" style:font-name-complex="Times New Roman1" style:font-size-complex="20pt" style:font-weight-complex="bold"/>
    </style:style>
    <style:style style:name="P11" style:family="paragraph" style:parent-style-name="Standard">
      <style:text-properties style:font-name="Times New Roman" fo:font-size="20pt" fo:language="en" fo:country="US" fo:font-weight="bold" officeooo:rsid="0018f4a5" officeooo:paragraph-rsid="0018f4a5" style:font-size-asian="20pt" style:font-weight-asian="bold" style:font-name-complex="Times New Roman1" style:font-size-complex="20pt" style:font-weight-complex="bold"/>
    </style:style>
    <style:style style:name="P12" style:family="paragraph" style:parent-style-name="Standard">
      <style:text-properties style:font-name="Times New Roman" fo:font-size="20pt" fo:language="en" fo:country="US" fo:font-weight="bold" officeooo:rsid="001a5297" officeooo:paragraph-rsid="001a5297" style:font-size-asian="20pt" style:font-weight-asian="bold" style:font-name-complex="Times New Roman1" style:font-size-complex="20pt" style:font-weight-complex="bold"/>
    </style:style>
    <style:style style:name="P13" style:family="paragraph" style:parent-style-name="Standard">
      <style:text-properties style:font-name="Times New Roman" fo:font-size="20pt" fo:language="en" fo:country="US" fo:font-weight="bold" officeooo:rsid="001e8f52" officeooo:paragraph-rsid="001e8f52" style:font-size-asian="20pt" style:font-weight-asian="bold" style:font-name-complex="Times New Roman1" style:font-size-complex="20pt" style:font-weight-complex="bold"/>
    </style:style>
    <style:style style:name="P14" style:family="paragraph" style:parent-style-name="Standard">
      <style:text-properties style:font-name="Times New Roman" fo:font-size="20pt" fo:language="en" fo:country="US" fo:font-weight="bold" officeooo:rsid="001fc27d" officeooo:paragraph-rsid="001fc27d" style:font-size-asian="20pt" style:font-weight-asian="bold" style:font-name-complex="Times New Roman1" style:font-size-complex="20pt" style:font-weight-complex="bold"/>
    </style:style>
    <style:style style:name="P15" style:family="paragraph" style:parent-style-name="Standard">
      <style:text-properties style:font-name="Times New Roman" fo:font-size="20pt" fo:language="en" fo:country="US" fo:font-weight="bold" officeooo:rsid="002270bc" officeooo:paragraph-rsid="002270bc" style:font-size-asian="20pt" style:font-weight-asian="bold" style:font-name-complex="Times New Roman1" style:font-size-complex="20pt" style:font-weight-complex="bold"/>
    </style:style>
    <style:style style:name="P16" style:family="paragraph" style:parent-style-name="Standard">
      <style:text-properties style:font-name="Times New Roman" fo:font-size="20pt" fo:language="en" fo:country="US" fo:font-weight="bold" officeooo:rsid="002270bc" officeooo:paragraph-rsid="0023f589" style:font-size-asian="20pt" style:font-weight-asian="bold" style:font-name-complex="Times New Roman1" style:font-size-complex="20pt" style:font-weight-complex="bold"/>
    </style:style>
    <style:style style:name="P17" style:family="paragraph" style:parent-style-name="Standard">
      <style:text-properties style:font-name="Times New Roman" fo:font-size="20pt" fo:language="en" fo:country="US" fo:font-weight="bold" officeooo:rsid="0025dd50" officeooo:paragraph-rsid="0025dd50" style:font-size-asian="20pt" style:font-weight-asian="bold" style:font-name-complex="Times New Roman1" style:font-size-complex="20pt" style:font-weight-complex="bold"/>
    </style:style>
    <style:style style:name="P18" style:family="paragraph" style:parent-style-name="Standard">
      <style:text-properties fo:font-size="20pt" fo:font-weight="bold" officeooo:paragraph-rsid="001249b2" style:font-size-asian="20pt" style:font-weight-asian="bold" style:font-size-complex="20pt" style:font-weight-complex="bold"/>
    </style:style>
    <style:style style:name="P19" style:family="paragraph" style:parent-style-name="Standard">
      <style:text-properties style:text-position="0% 100%" style:font-name="Times New Roman" fo:font-size="20pt" fo:language="en" fo:country="US" fo:font-weight="bold" officeooo:rsid="0012ad2c" officeooo:paragraph-rsid="0012ad2c" style:font-size-asian="20pt" style:font-weight-asian="bold" style:font-name-complex="Times New Roman1" style:font-size-complex="20pt" style:font-weight-complex="bold"/>
    </style:style>
    <style:style style:name="P20" style:family="paragraph" style:parent-style-name="Standard">
      <style:text-properties fo:color="#000000" loext:opacity="100%" style:text-position="0% 100%" style:font-name="Times New Roman" fo:font-size="20pt" fo:language="en" fo:country="US" fo:font-weight="bold" officeooo:rsid="001464b4" officeooo:paragraph-rsid="001464b4" style:font-size-asian="20pt" style:font-weight-asian="bold" style:font-name-complex="Times New Roman1" style:font-size-complex="20pt" style:font-weight-complex="bold"/>
    </style:style>
    <style:style style:name="P21" style:family="paragraph" style:parent-style-name="Standard">
      <style:text-properties fo:color="#000000" loext:opacity="100%" style:text-position="0% 100%" style:font-name="Times New Roman" fo:font-size="20pt" fo:language="en" fo:country="US" fo:font-weight="bold" officeooo:rsid="001464b4" officeooo:paragraph-rsid="0013c737" style:font-size-asian="20pt" style:font-weight-asian="bold" style:font-name-complex="Times New Roman1" style:font-size-complex="20pt" style:font-weight-complex="bold"/>
    </style:style>
    <style:style style:name="P22" style:family="paragraph" style:parent-style-name="Standard">
      <style:text-properties fo:color="#000000" loext:opacity="100%" style:text-position="0% 100%" style:font-name="Times New Roman" fo:font-size="20pt" fo:language="en" fo:country="US" fo:font-weight="bold" officeooo:rsid="0013c737" officeooo:paragraph-rsid="0013c737" style:font-size-asian="20pt" style:font-weight-asian="bold" style:font-name-complex="Times New Roman1" style:font-size-complex="20pt" style:font-weight-complex="bold"/>
    </style:style>
    <style:style style:name="P23" style:family="paragraph" style:parent-style-name="Standard">
      <style:text-properties fo:color="#000000" loext:opacity="100%" style:text-position="0% 100%" style:font-name="Times New Roman" fo:font-size="20pt" fo:language="en" fo:country="US" fo:font-weight="bold" officeooo:rsid="0015a221" officeooo:paragraph-rsid="0015a221" style:font-size-asian="20pt" style:font-weight-asian="bold" style:font-name-complex="Times New Roman1" style:font-size-complex="20pt" style:font-weight-complex="bold"/>
    </style:style>
    <style:style style:name="P24" style:family="paragraph" style:parent-style-name="Standard">
      <style:text-properties fo:color="#2a6099" loext:opacity="100%" style:text-position="0% 100%" style:font-name="Times New Roman" fo:font-size="20pt" fo:language="en" fo:country="US" fo:font-weight="bold" officeooo:rsid="001464b4" officeooo:paragraph-rsid="001464b4" style:font-size-asian="20pt" style:font-weight-asian="bold" style:font-name-complex="Times New Roman1" style:font-size-complex="20pt" style:font-weight-complex="bold"/>
    </style:style>
    <style:style style:name="P25" style:family="paragraph" style:parent-style-name="Heading_20_1">
      <style:text-properties fo:font-size="20pt" officeooo:paragraph-rsid="001249b2" style:font-size-asian="20pt" style:font-size-complex="20pt"/>
    </style:style>
    <style:style style:name="P26" style:family="paragraph" style:parent-style-name="Standard" style:master-page-name="Standard">
      <style:paragraph-properties style:page-number="auto"/>
      <style:text-properties style:font-name="Times New Roman" fo:font-size="20pt" fo:language="en" fo:country="US" fo:font-weight="bold" style:font-size-asian="20pt" style:font-weight-asian="bold" style:font-name-complex="Times New Roman1" style:font-size-complex="20pt" style:font-weight-complex="bold"/>
    </style:style>
    <style:style style:name="P27" style:family="paragraph" style:parent-style-name="Standard">
      <style:text-properties style:font-name="Times New Roman" fo:font-size="20pt" fo:language="en" fo:country="US" fo:font-weight="bold" officeooo:rsid="0016e38d" officeooo:paragraph-rsid="0016e38d" style:font-size-asian="20pt" style:font-weight-asian="bold" style:font-name-complex="Times New Roman1" style:font-size-complex="20pt" style:font-weight-complex="bold"/>
    </style:style>
    <style:style style:name="P28" style:family="paragraph" style:parent-style-name="Standard">
      <style:text-properties style:font-name="Times New Roman" fo:font-size="20pt" fo:language="en" fo:country="US" fo:font-weight="bold" officeooo:rsid="002a3881" officeooo:paragraph-rsid="002a3881" style:font-size-asian="20pt" style:font-weight-asian="bold" style:font-name-complex="Times New Roman1" style:font-size-complex="20pt" style:font-weight-complex="bold"/>
    </style:style>
    <style:style style:name="T1" style:family="text">
      <style:text-properties officeooo:rsid="00114a04"/>
    </style:style>
    <style:style style:name="T2" style:family="text">
      <style:text-properties style:text-position="super 58%"/>
    </style:style>
    <style:style style:name="T3" style:family="text">
      <style:text-properties style:text-position="0% 100%"/>
    </style:style>
    <style:style style:name="T4" style:family="text">
      <style:text-properties fo:color="#c9211e" loext:opacity="100%" style:text-position="0% 100%"/>
    </style:style>
    <style:style style:name="T5" style:family="text">
      <style:text-properties fo:color="#000000" loext:opacity="100%" style:text-position="0% 100%"/>
    </style:style>
    <style:style style:name="T6" style:family="text">
      <style:text-properties fo:color="#000000" loext:opacity="100%" style:text-position="0% 100%" officeooo:rsid="001464b4"/>
    </style:style>
    <style:style style:name="T7" style:family="text">
      <style:text-properties fo:color="#ff0000" loext:opacity="100%" style:text-position="0% 100%"/>
    </style:style>
    <style:style style:name="T8" style:family="text">
      <style:text-properties style:use-window-font-color="true" loext:opacity="0%" style:text-position="0% 100%"/>
    </style:style>
    <style:style style:name="T9" style:family="text">
      <style:text-properties style:use-window-font-color="true" loext:opacity="0%" style:text-position="0% 100%" officeooo:rsid="001464b4"/>
    </style:style>
    <style:style style:name="T10" style:family="text">
      <style:text-properties fo:color="#2a6099" loext:opacity="100%" style:text-position="0% 100%"/>
    </style:style>
    <style:style style:name="T11" style:family="text">
      <style:text-properties officeooo:rsid="001a5297"/>
    </style:style>
    <style:style style:name="T12" style:family="text">
      <style:text-properties officeooo:rsid="001fc27d"/>
    </style:style>
    <style:style style:name="T13" style:family="text">
      <style:text-properties officeooo:rsid="0020d94d"/>
    </style:style>
    <style:style style:name="T14" style:family="text">
      <style:text-properties officeooo:rsid="0023f5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Wie ist <text:span text:style-name="T1">I</text:span>hr <text:span text:style-name="T1">N</text:span>ame?</text:p>
      <text:p text:style-name="P5">Wie ist – what <text:span text:style-name="T1">is</text:span></text:p>
      <text:p text:style-name="P5">ihr – your</text:p>
      <text:p text:style-name="P1">What is your name?</text:p>
      <text:p text:style-name="P1"/>
      <text:p text:style-name="P1">Mein name ist Nisarg</text:p>
      <text:p text:style-name="P5">mein – my</text:p>
      <text:p text:style-name="P5">ist - is</text:p>
      <text:p text:style-name="P1">My name is Nisarg</text:p>
      <text:p text:style-name="P1"/>
      <text:p text:style-name="P1">Woher kommen sie?</text:p>
      <text:p text:style-name="P1">Where do you come from?</text:p>
      <text:p text:style-name="P1"/>
      <text:p text:style-name="P1">Ich komme aus Kharagpur</text:p>
      <text:p text:style-name="P5">ich – I</text:p>
      <text:p text:style-name="P5">komme – come</text:p>
      <text:p text:style-name="P5">aus- from</text:p>
      <text:p text:style-name="P1">I come from Kharagpur</text:p>
      <text:p text:style-name="P1"/>
      <text:p text:style-name="P1">Danke</text:p>
      <text:p text:style-name="P1">Thank you/ Thanks</text:p>
      <text:p text:style-name="P5"><text:soft-page-break/>Guten Morgen</text:p>
      <text:p text:style-name="P5">Good morning</text:p>
      <text:p text:style-name="P5"/>
      <text:p text:style-name="P5">Guten Tag (pronunciation as tak)</text:p>
      <text:p text:style-name="P5">Good afternoon</text:p>
      <text:p text:style-name="P5"/>
      <text:p text:style-name="P5">Guten Abend (pronunciation as abent)</text:p>
      <text:p text:style-name="P5">Good evening</text:p>
      <text:p text:style-name="P5"/>
      <text:p text:style-name="P5">Gute Nacht (pronunciation as nakht)</text:p>
      <text:p text:style-name="P5">Good night</text:p>
      <text:p text:style-name="P5"/>
      <text:p text:style-name="P5">auf wieder sehen</text:p>
      <text:p text:style-name="P5">wieder – again</text:p>
      <text:p text:style-name="P5">sehen – to see (h is silent, pronunciation as zen)</text:p>
      <text:p text:style-name="P5">See you again</text:p>
      <text:p text:style-name="P5"/>
      <text:p text:style-name="P6">Last syllable is unstressed in german</text:p>
      <text:p text:style-name="P6">lernen ( ler + nen)</text:p>
      <text:p text:style-name="P6">sehen (seh + en) silent</text:p>
      <text:p text:style-name="P6"/>
      <text:p text:style-name="P2"><text:soft-page-break/>Wie heiβen Sie?</text:p>
      <text:p text:style-name="P2">How are you called? (what is your name?)</text:p>
      <text:p text:style-name="P2">Heissen – are called</text:p>
      <text:p text:style-name="P3">Ich heiβe Nisarg.</text:p>
      <text:p text:style-name="P2"/>
      <text:p text:style-name="P2">Wie geht es Ihnen?</text:p>
      <text:p text:style-name="P2">How are you?</text:p>
      <text:p text:style-name="P2">Danke, es geht mir gut.</text:p>
      <text:p text:style-name="P2">Thank you, I am fine/I am alright/I am good.</text:p>
      <text:p text:style-name="P10">Und wie geht es Ihnen?</text:p>
      <text:p text:style-name="P10">And how are you?</text:p>
      <text:p text:style-name="P10">Danke, es geht mir auch gut.</text:p>
      <text:p text:style-name="P10">Thank you, I am fine too</text:p>
      <text:p text:style-name="P10"/>
      <text:p text:style-name="P28">Wie alt sind Sie?</text:p>
      <text:p text:style-name="P2"/>
      <text:p text:style-name="P18">ä = Alt 132 <text:s text:c="14"/>ö <text:s/>= <text:s text:c="2"/>Alt 148 <text:s text:c="31"/>ü= Alt 129</text:p>
      <text:p text:style-name="P18"/>
      <text:h text:style-name="P25" text:outline-level="1"><text:soft-page-break/>Ä = Alt 142 <text:s text:c="13"/>Ö= Alt 153 <text:s text:c="34"/>Ü = Alt 154</text:h>
      <text:p text:style-name="P18"/>
      <text:p text:style-name="P18">ß = Alt 225 <text:s text:c="14"/>€ = <text:s/>Alt 0128</text:p>
      <text:p text:style-name="P4">ARTICLES</text:p>
      <text:p text:style-name="P4"/>
      <text:p text:style-name="P4">“The” (indefinite)</text:p>
      <text:p text:style-name="P4">Singular</text:p>
      <text:p text:style-name="P4"><text:tab/>M – der</text:p>
      <text:p text:style-name="P4"><text:tab/>F – die</text:p>
      <text:p text:style-name="P4"><text:tab/>N – das</text:p>
      <text:p text:style-name="P4">Plural</text:p>
      <text:p text:style-name="P4"><text:tab/>die (common for all genders)</text:p>
      <text:p text:style-name="P4"/>
      <text:p text:style-name="P4">“A”, “An”(definite)</text:p>
      <text:p text:style-name="P4">Singular</text:p>
      <text:p text:style-name="P4"><text:tab/>M – ein</text:p>
      <text:p text:style-name="P4"><text:tab/>F – eine</text:p>
      <text:p text:style-name="P4"><text:tab/>N – ein</text:p>
      <text:p text:style-name="P4">Plural</text:p>
      <text:p text:style-name="P4"><text:tab/>x</text:p>
      <text:p text:style-name="P4"><text:soft-page-break/>e.g., The father – Der Vater</text:p>
      <text:p text:style-name="P4"><text:tab/>The mother – Die Mutter</text:p>
      <text:p text:style-name="P4"><text:tab/>The book – Das Buch</text:p>
      <text:p text:style-name="P4"><text:tab/>The books – Die Bücher</text:p>
      <text:p text:style-name="P4">Important to remember gender, Vater is masculine, Mutter is feminine, Buch is neuter.</text:p>
      <text:p text:style-name="P4"/>
      <text:p text:style-name="P4">Not easy to judge everytime though</text:p>
      <text:p text:style-name="P4"/>
      <text:p text:style-name="P4">Table – Tisch (masculine)</text:p>
      <text:p text:style-name="P4">Girl – Mädchen (neuter)</text:p>
      <text:p text:style-name="P4"/>
      <text:p text:style-name="P4">RULE: any word in german ending with chen is neuter</text:p>
      <text:p text:style-name="P4"/>
      <text:p text:style-name="P7">for convenience </text:p>
      <text:p text:style-name="P7"><text:tab/>masculine <text:s/><text:span text:style-name="T2">r</text:span><text:span text:style-name="T3">Vater</text:span></text:p>
      <text:p text:style-name="P7"><text:span text:style-name="T3"><text:tab/>feminine </text:span><text:span text:style-name="T2">e</text:span><text:span text:style-name="T3">Mutter</text:span></text:p>
      <text:p text:style-name="P7"><text:span text:style-name="T3"><text:tab/>neuter </text:span><text:span text:style-name="T2">s</text:span><text:span text:style-name="T3">Buch</text:span></text:p>
      <text:p text:style-name="P19"/>
      <text:p text:style-name="P19"/>
      <text:p text:style-name="P19"/>
      <text:p text:style-name="P19"><text:soft-page-break/></text:p>
      <text:p text:style-name="P19"/>
      <text:p text:style-name="P19"/>
      <text:p text:style-name="P19"/>
      <text:p text:style-name="P19">lernen = to learn (verb – infinity form)</text:p>
      <text:p text:style-name="P7"><text:span text:style-name="T3">Ich (I)<text:tab/>lern</text:span><text:span text:style-name="T4">e <text:tab/></text:span><text:span text:style-name="T5">Deutsch.<text:tab/>(whenever subject is I verb should have “e” ending) – </text:span><text:span text:style-name="T6">first person singular</text:span></text:p>
      <text:p text:style-name="P7"><text:span text:style-name="T5">Du (You, singular)<text:tab/>lern</text:span><text:span text:style-name="T7">st<text:tab/></text:span><text:span text:style-name="T5">Deutsch. - </text:span><text:span text:style-name="T6">second person singular</text:span></text:p>
      <text:p text:style-name="P7"><text:span text:style-name="T5">Ihr (You, plural)<text:tab/><text:tab/>lern</text:span><text:span text:style-name="T7">t<text:tab/></text:span><text:span text:style-name="T5">Deutsch. - </text:span><text:span text:style-name="T6">second person plural</text:span></text:p>
      <text:p text:style-name="P8"><text:span text:style-name="T5">Er (he), sie (she), es (it) <text:tab/>lern</text:span><text:span text:style-name="T7">t<text:tab/></text:span><text:span text:style-name="T8">Deutsch. - </text:span><text:span text:style-name="T9">third person singular</text:span></text:p>
      <text:p text:style-name="P8"><text:span text:style-name="T8">Wir (we), </text:span><text:span text:style-name="T10">Sie (you),</text:span><text:span text:style-name="T8"> sie (they)<text:tab/><text:tab/>lern</text:span><text:span text:style-name="T7">en<text:tab/></text:span><text:span text:style-name="T5">Deutsch.</text:span></text:p>
      <text:p text:style-name="P20">Wir – first person plural</text:p>
      <text:p text:style-name="P20">Sie(you) – second person (plural or singular, more formal)</text:p>
      <text:p text:style-name="P20">Sie(they) – third person plural</text:p>
      <text:p text:style-name="P22"/>
      <text:p text:style-name="P22">The last “you” is always written with capital “S” in Sie independent of where it comes in sentence. It is different from Du and Ihr in the sense it is more <text:soft-page-break/>formal. <text:s/>“Sie” can be used both in singular and plural sense.</text:p>
      <text:p text:style-name="P22"/>
      <text:p text:style-name="P8"><text:span text:style-name="T5">Dillema – what does the “Sie” in “Sie lernen Deutsch” mean. As it is the beginning of sentence </text:span><text:span text:style-name="T6">the capital S can be either of Sie(you) or Sie(they). As a standalone sentence it is open to interpretation. Generally when it comes with other text we get the meaning.</text:span></text:p>
      <text:p text:style-name="P21"/>
      <text:p text:style-name="P20">Also, no differentiating between present and present continuous.</text:p>
      <text:p text:style-name="P20"/>
      <text:p text:style-name="P20">Ich lerne Deutsch can mean both “I learn German” or “I am learning German”.</text:p>
      <text:p text:style-name="P20"/>
      <text:p text:style-name="P20">Question</text:p>
      <text:p text:style-name="P20"/>
      <text:p text:style-name="P9"><text:span text:style-name="T5">Lernen </text:span><text:span text:style-name="T10">Sie </text:span><text:span text:style-name="T5">Deutsch?</text:span></text:p>
      <text:p text:style-name="P24">(note this is the formal Sie) </text:p>
      <text:p text:style-name="P23">(In the informal sense we would ask “Lernst du Deutsch?”)</text:p>
      <text:p text:style-name="P20">Ja, ich lerne Deutsch.</text:p>
      <text:p text:style-name="P20"><text:soft-page-break/>Nein, ich lerne nicht Deutsch.</text:p>
      <text:p text:style-name="P20">nicht – negating verb, put after actual verb</text:p>
      <text:p text:style-name="P20"/>
      <text:p text:style-name="P2"/>
      <text:p text:style-name="P2"/>
      <text:p text:style-name="P11">trinken = to drink</text:p>
      <text:p text:style-name="P11"/>
      <text:p text:style-name="P11">Wasser, Mineralwasser, Cola, Tee, Kaffee, Wein, Bier, Apfelsaft, Orangesaft, <text:span text:style-name="T11">Lemonade, Milch, Kakao</text:span></text:p>
      <text:p text:style-name="P11"/>
      <text:p text:style-name="P12">Trinken Sie Tee?</text:p>
      <text:p text:style-name="P12">Ja, ich trinke Tee.</text:p>
      <text:p text:style-name="P12">Nein, ich trinke nicht Tee.</text:p>
      <text:p text:style-name="P12"/>
      <text:p text:style-name="P12">My friend drinks milk.</text:p>
      <text:p text:style-name="P12">Mein freund trinkt Milch.</text:p>
      <text:p text:style-name="P12"/>
      <text:p text:style-name="P12">Ravi does not drink coffee.</text:p>
      <text:p text:style-name="P12">Ravi trinkt nicht Kaffee.</text:p>
      <text:p text:style-name="P12"/>
      <text:p text:style-name="P12"/>
      <text:p text:style-name="P12"><text:soft-page-break/></text:p>
      <text:p text:style-name="P12"/>
      <text:p text:style-name="P12"/>
      <text:p text:style-name="P12"/>
      <text:p text:style-name="P12"/>
      <text:p text:style-name="P13">Question words:</text:p>
      <text:p text:style-name="P13"/>
      <text:p text:style-name="P13">Wer = Wer ist er? (who)</text:p>
      <text:p text:style-name="P13">Was = Was ist das? (what)</text:p>
      <text:p text:style-name="P13">Wann = Wann kom<text:span text:style-name="T12">mt die Lehrerin? (when)</text:span></text:p>
      <text:p text:style-name="P14">Wo = Wo wohnen Sie? (where)</text:p>
      <text:p text:style-name="P14">Woher = Woher kommen Sie? (from where) – where do you come from</text:p>
      <text:p text:style-name="P14">Wohin = Wohin fahren/gehen Sie? (where to) – where are you travelling/ where are you going</text:p>
      <text:p text:style-name="P14">Wie = Wie ist Ihr Name? Wie geht es Ihnen? (what/how)</text:p>
      <text:p text:style-name="P14">Wieviel = Wieviel kostet ein Kilo Apfel? (uncountable noun) (how much)</text:p>
      <text:p text:style-name="P14">Wie viele = Wie viele Studenten lernen Deutsch? (countable noun) (how many)</text:p>
      <text:p text:style-name="P14">Wie lange = Wie lange warten Sie hier? (how long)</text:p>
      <text:p text:style-name="P14"><text:soft-page-break/>Seit wann = Seit wann lernen Sie Deutsch? (since when)</text:p>
      <text:p text:style-name="P14">Warum = <text:span text:style-name="T13">Warum lernen/studieren Sie in IIT Khragpur? (why)</text:span></text:p>
      <text:p text:style-name="P15">Wie spät ist es? (what is the time) -&gt; Es ist 10.00 Uhr. (Uhr has 2 meanings, clock and after a number it means hour) </text:p>
      <text:p text:style-name="P14"/>
      <text:p text:style-name="P15">COMMON ADJECTIVES</text:p>
      <text:p text:style-name="P15"/>
      <text:p text:style-name="P15">gut – schlecht (good – bad)<text:tab/><text:span text:style-name="T14">Der Lehrer ist gut.</text:span></text:p>
      <text:p text:style-name="P15">billig – teuer (cheap – expensive)<text:tab/><text:span text:style-name="T14">Das buch ist teuer.</text:span></text:p>
      <text:p text:style-name="P15">freundlich – unfreundlich (friendly – unfriendly)</text:p>
      <text:p text:style-name="P16">schön – häß<text:span text:style-name="T14">lich (beautiful – ugly)</text:span></text:p>
      <text:p text:style-name="P16">fleißig - </text:p>
      <text:p text:style-name="P17">immer – nie (always – never)<text:tab/><text:tab/>Ich trinke nie milch.</text:p>
      <text:p text:style-name="P15"/>
      <text:p text:style-name="P15">DIRECTION</text:p>
      <text:p text:style-name="P15">rechts – links (right – left)</text:p>
      <text:p text:style-name="P15">geradeaus (straight)</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6pt" fo:font-weight="bold" style:font-size-asian="16pt"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Nisarg Upadhyaya</meta:initial-creator>
    <meta:editing-cycles>9</meta:editing-cycles>
    <meta:creation-date>2021-01-04T07:08:00</meta:creation-date>
    <dc:date>2021-03-08T12:57:37.366870665</dc:date>
    <meta:editing-duration>PT4H58M50S</meta:editing-duration>
    <meta:generator>LibreOffice/7.1.1.2$Linux_X86_64 LibreOffice_project/dd797d330b34196606d0870aaa694e9504402ca1</meta:generator>
    <meta:document-statistic meta:table-count="0" meta:image-count="0" meta:object-count="0" meta:page-count="10" meta:paragraph-count="129" meta:word-count="745" meta:character-count="4280" meta:non-whitespace-character-count="34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